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2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048cm" svg:height="1.143cm" svg:x="2.143cm" svg:y="11.16cm">
          <text:p text:style-name="P1">checkou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1.938cm" svg:height="5.842cm" svg:x="2.016cm" svg:y="4.048cm">
          <text:p text:style-name="P2"><text:span text:style-name="T1">&lt;?xml version='1.0' encoding='UTF-8'?&gt;</text:span></text:p>
          <text:p text:style-name="P2"><text:span text:style-name="T1">&lt;!DOCTYPE refentry PUBLIC "-//OASIS//DTD DocBook XML V4.4//EN"</text:span></text:p>
          <text:p text:style-name="P2"><text:span text:style-name="T1"><text:tab/></text:span><text:span text:style-name="T1">"http://www.oasis-open.org/docbook/xml/4.4/docbookx.dtd" [</text:span></text:p>
          <text:p text:style-name="P2"><text:span text:style-name="T1"/></text:p>
          <text:p text:style-name="P2"><text:span text:style-name="T1">&lt;!-- Process this file with an XSLT processor, e.g. xsltproc: <text:s text:c="3"/>--&gt;</text:span></text:p>
          <text:p text:style-name="P2"><text:span text:style-name="T1">&lt;!-- `xsltproc \</text:span></text:p>
          <text:p text:style-name="P2"><text:span text:style-name="T1"><text:s text:c="6"/></text:span><text:span text:style-name="T1">-''-nonet \</text:span></text:p>
          <text:p text:style-name="P2"><text:span text:style-name="T1"><text:s text:c="6"/></text:span><text:span text:style-name="T1">-''-param man.charmap.use.subset "0" \</text:span></text:p>
          <text:p text:style-name="P2"><text:span text:style-name="T1"><text:s text:c="6"/></text:span><text:span text:style-name="T1">-''-param make.year.ranges "1" \</text:span></text:p>
          <text:p text:style-name="P2"><text:span text:style-name="T1"><text:s text:c="6"/></text:span><text:span text:style-name="T1">-''-param make.single.year.ranges "1" \</text:span></text:p>
          <text:p text:style-name="P2"><text:span text:style-name="T1"><text:s text:c="6"/></text:span><text:span text:style-name="T1">manpage.xml' <text:s text:c="3"/></text:span><text:span text:style-name="T2"><text:s text:c="5"/></text:span><text:s text:c="14"/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4.572cm" svg:height="6.731cm" svg:x="4.302cm" svg:y="13.573cm">
          <text:p text:style-name="P1">SVN/git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xml:id="id4" draw:id="id4" draw:layer="layout" svg:width="3.048cm" svg:height="1.143cm" svg:x="10.017cm" svg:y="11.414cm">
          <text:p text:style-name="P1">commi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127cm" svg:x1="3.667cm" svg:y1="11.16cm" svg:x2="7.985cm" svg:y2="9.89cm" draw:start-shape="id1" draw:start-glue-point="0" draw:end-shape="id2" svg:d="m3667 11160v-508h4318v-762">
          <text:p/>
        </draw:connector>
        <draw:connector draw:style-name="gr3" draw:text-style-name="P1" draw:layer="layout" svg:x1="4.302cm" svg:y1="17.51cm" svg:x2="3.667cm" svg:y2="12.303cm" draw:start-shape="id3" draw:start-glue-point="6" draw:end-shape="id1" draw:end-glue-point="2" svg:d="m4302 17510h-635v-5207">
          <text:p/>
        </draw:connector>
        <draw:connector draw:style-name="gr3" draw:text-style-name="P1" draw:layer="layout" draw:line-skew="0.191cm" svg:x1="11.541cm" svg:y1="12.557cm" svg:x2="6.016cm" svg:y2="14.716cm" draw:start-shape="id4" draw:start-glue-point="2" draw:end-shape="id3" draw:end-glue-point="5" svg:d="m11541 12557v698h-5525v1461">
          <text:p/>
        </draw:connector>
        <draw:connector draw:style-name="gr3" draw:text-style-name="P1" draw:layer="layout" svg:x1="7.985cm" svg:y1="9.89cm" svg:x2="11.541cm" svg:y2="11.414cm" draw:start-shape="id2" draw:start-glue-point="2" draw:end-shape="id4" draw:end-glue-point="0" svg:d="m7985 9890v762h3556v762">
          <text:p/>
        </draw:connector>
        <draw:frame draw:style-name="gr4" draw:text-style-name="P3" draw:layer="layout" svg:width="4.445cm" svg:height="0.962cm" svg:x="2.143cm" svg:y="3.159cm">
          <draw:text-box>
            <text:p text:style-name="P3"><text:span text:style-name="T3">Edit Process</text:span></text:p>
          </draw:text-box>
        </draw:frame>
        <draw:frame draw:style-name="gr5" draw:text-style-name="P3" draw:layer="layout" svg:width="4.826cm" svg:height="0.962cm" svg:x="16.875cm" svg:y="3.286cm">
          <draw:text-box>
            <text:p text:style-name="P3"><text:span text:style-name="T3">Build Process</text:span></text:p>
          </draw:text-box>
        </draw:frame>
        <draw:custom-shape draw:style-name="gr1" draw:text-style-name="P1" xml:id="id5" draw:id="id5" draw:layer="layout" svg:width="6.604cm" svg:height="1.143cm" svg:x="17.129cm" svg:y="4.175cm">
          <text:p text:style-name="P1">Execute build script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207cm" svg:height="1.778cm" svg:x="19.034cm" svg:y="6.461cm">
          <text:p text:style-name="P1">Checkout each</text:p>
          <text:p text:style-name="P1">docum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0.431cm" svg:y1="5.318cm" svg:x2="21.637cm" svg:y2="6.461cm" draw:start-shape="id5" draw:start-glue-point="2" draw:end-shape="id6" draw:end-glue-point="0" svg:d="m20431 5318v571h1206v572">
          <text:p/>
        </draw:connector>
        <draw:custom-shape draw:style-name="gr1" draw:text-style-name="P1" xml:id="id7" draw:id="id7" draw:layer="layout" svg:width="7.366cm" svg:height="2.413cm" svg:x="19.034cm" svg:y="9.001cm">
          <text:p text:style-name="P1">Create each formatted</text:p>
          <text:p text:style-name="P1">document using </text:p>
          <text:p text:style-name="P1">xsltproc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637cm" svg:y1="8.239cm" svg:x2="22.717cm" svg:y2="9.001cm" draw:start-shape="id6" draw:start-glue-point="2" draw:end-shape="id7" draw:end-glue-point="0" svg:d="m21637 8239v381h1080v381">
          <text:p/>
        </draw:connector>
        <draw:custom-shape draw:style-name="gr1" draw:text-style-name="P1" xml:id="id8" draw:id="id8" draw:layer="layout" svg:width="7.366cm" svg:height="2.54cm" svg:x="19.034cm" svg:y="12.176cm">
          <text:p text:style-name="P1">Commit formatted</text:p>
          <text:p text:style-name="P1">document back to </text:p>
          <text:p text:style-name="P1">SVN/git Serv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2.717cm" svg:y1="11.414cm" svg:x2="22.717cm" svg:y2="12.176cm" draw:start-shape="id7" draw:start-glue-point="2" draw:end-shape="id8" draw:end-glue-point="0" svg:d="m22717 11414v762">
          <text:p/>
        </draw:connector>
        <draw:custom-shape draw:style-name="gr1" draw:text-style-name="P1" xml:id="id9" draw:id="id9" draw:layer="layout" svg:width="7.493cm" svg:height="4.699cm" svg:x="18.96cm" svg:y="15.605cm">
          <text:p text:style-name="P1">Submit formatted</text:p>
          <text:p text:style-name="P1">document to final </text:p>
          <text:p text:style-name="P1">destination - xen.org wiki, </text:p>
          <text:p text:style-name="P1">Citrix, xen dev svn/git </text:p>
          <text:p text:style-name="P1">repo <text:s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2.717cm" svg:y1="14.716cm" svg:x2="22.706cm" svg:y2="15.605cm" draw:start-shape="id8" draw:start-glue-point="2" draw:end-shape="id9" draw:end-glue-point="0" svg:d="m22717 14716v444h-11v445">
          <text:p/>
        </draw:connector>
        <draw:connector draw:style-name="gr3" draw:text-style-name="P1" draw:layer="layout" draw:line-skew="1.651cm" svg:x1="8.874cm" svg:y1="16.367cm" svg:x2="19.034cm" svg:y2="7.35cm" draw:start-shape="id3" draw:start-glue-point="9" draw:end-shape="id6" draw:end-glue-point="3" svg:d="m8874 16367h6731v-9017h3429">
          <text:p/>
        </draw:connector>
        <draw:connector draw:style-name="gr3" draw:text-style-name="P1" draw:layer="layout" draw:line-skew="2.666cm" svg:x1="19.034cm" svg:y1="13.446cm" svg:x2="7.731cm" svg:y2="17.51cm" draw:start-shape="id8" draw:start-glue-point="3" draw:end-shape="id3" draw:end-glue-point="8" svg:d="m19034 13446h-2413v4064h-8890">
          <text:p/>
        </draw:connector>
        <draw:frame draw:style-name="gr6" draw:text-style-name="P4" draw:layer="layout" svg:width="12.664cm" svg:height="1.276cm" svg:x="8.012cm" svg:y="1.248cm">
          <draw:text-box>
            <text:p text:style-name="P4"><text:span text:style-name="T4">Publishing System Diagra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nt </meta:initial-creator>
    <meta:creation-date>2012-07-10T17:40:03</meta:creation-date>
    <dc:date>2012-07-10T18:22:30</dc:date>
    <dc:creator>grant </dc:creator>
    <meta:editing-duration>PT17M14S</meta:editing-duration>
    <meta:editing-cycles>3</meta:editing-cycles>
    <meta:generator>LibreOffice/3.5$Linux_X86_64 LibreOffice_project/350m1$Build-2</meta:generator>
    <meta:document-statistic meta:object-count="22"/>
  </office:meta>
</office:document-meta>
</file>